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4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norma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otecte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overhead</text:p>
          </table:table-cell>
          <table:covered-table-cell table:style-name="ce2"/>
          <table:table-cell table:style-name="Default"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binary size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binary size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binary size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nb dynamic classes</text:p>
          </table:table-cell>
          <table:table-cell table:style-name="ce2" office:value-type="string" calcext:value-type="string">
            <text:p>nb checks</text:p>
          </table:table-cell>
          <table:table-cell table:style-name="ce2" office:value-type="string" calcext:value-type="string">
            <text:p>Dropped Alignment Checks</text:p>
          </table:table-cell>
          <table:table-cell table:style-name="ce2" office:value-type="string" calcext:value-type="string">
            <text:p>% checks dropped</text:p>
          </table:table-cell>
        </table:table-row>
        <table:table-row table:style-name="ro1">
          <table:table-cell office:value-type="string" calcext:value-type="string">
            <text:p>444.namd</text:p>
          </table:table-cell>
          <table:table-cell office:value-type="float" office:value="242072" calcext:value-type="float">
            <text:p>242072</text:p>
          </table:table-cell>
          <table:table-cell office:value-type="float" office:value="323" calcext:value-type="float">
            <text:p>323</text:p>
          </table:table-cell>
          <table:table-cell office:value-type="float" office:value="243320" calcext:value-type="float">
            <text:p>243320</text:p>
          </table:table-cell>
          <table:table-cell office:value-type="float" office:value="322" calcext:value-type="float">
            <text:p>322</text:p>
          </table:table-cell>
          <table:table-cell table:formula="of:=[.D3]/[.B3] -1" office:value-type="percentage" office:value="0.00515549092831891" calcext:value-type="percentage">
            <text:p>0.52%</text:p>
          </table:table-cell>
          <table:table-cell table:formula="of:=[.E3]/[.C3]-1" office:value-type="percentage" office:value="-0.00309597523219818" calcext:value-type="percentage">
            <text:p>-0.31%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] = 0; 0; [.J3]/[.I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447.dealII</text:p>
          </table:table-cell>
          <table:table-cell office:value-type="float" office:value="568152" calcext:value-type="float">
            <text:p>568152</text:p>
          </table:table-cell>
          <table:table-cell office:value-type="string" calcext:value-type="string">
            <text:p>Runtime Error</text:p>
          </table:table-cell>
          <table:table-cell office:value-type="float" office:value="2823048" calcext:value-type="float">
            <text:p>2823048</text:p>
          </table:table-cell>
          <table:table-cell office:value-type="string" calcext:value-type="string">
            <text:p>Runtime Error</text:p>
          </table:table-cell>
          <table:table-cell table:formula="of:=[.D4]/[.B4] -1" office:value-type="percentage" office:value="3.9688252439488" calcext:value-type="percentage">
            <text:p>396.88%</text:p>
          </table:table-cell>
          <table:table-cell table:formula="of:=[.E4]/[.C4]-1" office:value-type="string" office:string-value="" calcext:value-type="error">
            <text:p>#VALUE!</text:p>
          </table:table-cell>
          <table:table-cell office:value-type="float" office:value="2223" calcext:value-type="float">
            <text:p>2223</text:p>
          </table:table-cell>
          <table:table-cell office:value-type="float" office:value="928" calcext:value-type="float">
            <text:p>928</text:p>
          </table:table-cell>
          <table:table-cell office:value-type="float" office:value="96" calcext:value-type="float">
            <text:p>96</text:p>
          </table:table-cell>
          <table:table-cell table:formula="of:=IF([.J4] = 0; 0; [.J4]/[.I4])" office:value-type="percentage" office:value="0.103448275862069" calcext:value-type="percentage">
            <text:p>10.34%</text:p>
          </table:table-cell>
        </table:table-row>
        <table:table-row table:style-name="ro1">
          <table:table-cell office:value-type="string" calcext:value-type="string">
            <text:p>450.soplex</text:p>
          </table:table-cell>
          <table:table-cell office:value-type="float" office:value="353088" calcext:value-type="float">
            <text:p>353088</text:p>
          </table:table-cell>
          <table:table-cell office:value-type="string" calcext:value-type="string">
            <text:p>Runtime Error</text:p>
          </table:table-cell>
          <table:table-cell office:value-type="float" office:value="1019360" calcext:value-type="float">
            <text:p>1019360</text:p>
          </table:table-cell>
          <table:table-cell office:value-type="string" calcext:value-type="string">
            <text:p>Runtime Error</text:p>
          </table:table-cell>
          <table:table-cell table:formula="of:=[.D5]/[.B5] -1" office:value-type="percentage" office:value="1.88698568062353" calcext:value-type="percentage">
            <text:p>188.70%</text:p>
          </table:table-cell>
          <table:table-cell table:formula="of:=[.E5]/[.C5]-1" office:value-type="string" office:string-value="" calcext:value-type="error">
            <text:p>#VALUE!</text:p>
          </table:table-cell>
          <table:table-cell office:value-type="float" office:value="290" calcext:value-type="float">
            <text:p>290</text:p>
          </table:table-cell>
          <table:table-cell office:value-type="float" office:value="553" calcext:value-type="float">
            <text:p>553</text:p>
          </table:table-cell>
          <table:table-cell office:value-type="float" office:value="121" calcext:value-type="float">
            <text:p>121</text:p>
          </table:table-cell>
          <table:table-cell table:formula="of:=IF([.J5] = 0; 0; [.J5]/[.I5])" office:value-type="percentage" office:value="0.21880650994575" calcext:value-type="percentage">
            <text:p>21.88%</text:p>
          </table:table-cell>
        </table:table-row>
        <table:table-row table:style-name="ro1">
          <table:table-cell office:value-type="string" calcext:value-type="string">
            <text:p>453.povray</text:p>
          </table:table-cell>
          <table:table-cell office:value-type="float" office:value="1183896" calcext:value-type="float">
            <text:p>1183896</text:p>
          </table:table-cell>
          <table:table-cell office:value-type="float" office:value="145" calcext:value-type="float">
            <text:p>145</text:p>
          </table:table-cell>
          <table:table-cell office:value-type="float" office:value="1194176" calcext:value-type="float">
            <text:p>1194176</text:p>
          </table:table-cell>
          <table:table-cell office:value-type="float" office:value="144" calcext:value-type="float">
            <text:p>144</text:p>
          </table:table-cell>
          <table:table-cell table:formula="of:=[.D6]/[.B6] -1" office:value-type="percentage" office:value="0.00868319514551952" calcext:value-type="percentage">
            <text:p>0.87%</text:p>
          </table:table-cell>
          <table:table-cell table:formula="of:=[.E6]/[.C6]-1" office:value-type="percentage" office:value="-0.00689655172413795" calcext:value-type="percentage">
            <text:p>-0.69%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IF([.J6] = 0; 0; [.J6]/[.I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471.omnetpp</text:p>
          </table:table-cell>
          <table:table-cell office:value-type="float" office:value="891112" calcext:value-type="float">
            <text:p>891112</text:p>
          </table:table-cell>
          <table:table-cell office:value-type="float" office:value="278" calcext:value-type="float">
            <text:p>278</text:p>
          </table:table-cell>
          <table:table-cell office:value-type="float" office:value="1185880" calcext:value-type="float">
            <text:p>1185880</text:p>
          </table:table-cell>
          <table:table-cell office:value-type="float" office:value="277" calcext:value-type="float">
            <text:p>277</text:p>
          </table:table-cell>
          <table:table-cell table:formula="of:=[.D7]/[.B7] -1" office:value-type="percentage" office:value="0.330786702457155" calcext:value-type="percentage">
            <text:p>33.08%</text:p>
          </table:table-cell>
          <table:table-cell table:formula="of:=[.E7]/[.C7]-1" office:value-type="percentage" office:value="-0.00359712230215825" calcext:value-type="percentage">
            <text:p>-0.36%</text:p>
          </table:table-cell>
          <table:table-cell office:value-type="float" office:value="425" calcext:value-type="float">
            <text:p>425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formula="of:=IF([.J7] = 0; 0; [.J7]/[.I7])" office:value-type="percentage" office:value="0.00138888888888889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473.astar</text:p>
          </table:table-cell>
          <table:table-cell office:value-type="float" office:value="41096" calcext:value-type="float">
            <text:p>41096</text:p>
          </table:table-cell>
          <table:table-cell office:value-type="float" office:value="321" calcext:value-type="float">
            <text:p>321</text:p>
          </table:table-cell>
          <table:table-cell office:value-type="float" office:value="42456" calcext:value-type="float">
            <text:p>42456</text:p>
          </table:table-cell>
          <table:table-cell office:value-type="float" office:value="323" calcext:value-type="float">
            <text:p>323</text:p>
          </table:table-cell>
          <table:table-cell table:formula="of:=[.D8]/[.B8] -1" office:value-type="percentage" office:value="0.0330932450846797" calcext:value-type="percentage">
            <text:p>3.31%</text:p>
          </table:table-cell>
          <table:table-cell table:formula="of:=[.E8]/[.C8]-1" office:value-type="percentage" office:value="0.00623052959501558" calcext:value-type="percentage">
            <text:p>0.62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J8] = 0; 0; [.J8]/[.I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483.xalancbmk</text:p>
          </table:table-cell>
          <table:table-cell office:value-type="float" office:value="4388640" calcext:value-type="float">
            <text:p>4388640</text:p>
          </table:table-cell>
          <table:table-cell office:value-type="float" office:value="189" calcext:value-type="float">
            <text:p>189</text:p>
          </table:table-cell>
          <table:table-cell office:value-type="float" office:value="8784568" calcext:value-type="float">
            <text:p>8784568</text:p>
          </table:table-cell>
          <table:table-cell office:value-type="string" calcext:value-type="string">
            <text:p>Runtime Error</text:p>
          </table:table-cell>
          <table:table-cell table:formula="of:=[.D9]/[.B9] -1" office:value-type="percentage" office:value="1.00166065113566" calcext:value-type="percentage">
            <text:p>100.17%</text:p>
          </table:table-cell>
          <table:table-cell table:formula="of:=[.E9]/[.C9]-1" office:value-type="string" office:string-value="" calcext:value-type="error">
            <text:p>#VALUE!</text:p>
          </table:table-cell>
          <table:table-cell office:value-type="float" office:value="1680" calcext:value-type="float">
            <text:p>1680</text:p>
          </table:table-cell>
          <table:table-cell office:value-type="float" office:value="9375" calcext:value-type="float">
            <text:p>9375</text:p>
          </table:table-cell>
          <table:table-cell office:value-type="float" office:value="1469" calcext:value-type="float">
            <text:p>1469</text:p>
          </table:table-cell>
          <table:table-cell table:formula="of:=IF([.J9] = 0; 0; [.J9]/[.I9])" office:value-type="percentage" office:value="0.156693333333333" calcext:value-type="percentage">
            <text:p>15.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22:51:08.533116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Engels</meta:initial-creator>
    <meta:creation-date>2015-01-21T17:49:04.737006443</meta:creation-date>
    <dc:date>2015-01-22T03:29:24.911856238</dc:date>
    <dc:creator>Damien Engels</dc:creator>
    <meta:editing-duration>PT38M8S</meta:editing-duration>
    <meta:editing-cycles>2</meta:editing-cycles>
    <meta:generator>LibreOffice/4.2.7.2$Linux_X86_64 LibreOffice_project/420m0$Build-2</meta:generator>
    <meta:document-statistic meta:table-count="1" meta:cell-count="90" meta:object-count="0"/>
  </office:meta>
</office:document-meta>
</file>